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ThrowablesTest.shouldStubWith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shouldStubbingWithThrowableFailVerific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ubbingWithThrowablesTest.shouldFailStubbingThrowableOnTheSameInvocationDueToAcceptableLimi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NullExcep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SetThrowableToVoi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shouldNotAllowSettingNullThrowabl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WithThrowablesTest.shouldNotAllowSettingNullThrowa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AllowSetting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WithThrowablesTest.shouldNotAllowCheckedExceptionWhenErrorI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doThrowShouldNotAllowSettingNullVarArgThrowabl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throws_new_exception_consecutively_from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throws_same_exception_consecutively_with_do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ubbingWithThrowablesTest.shouldStubbingWithThrowableBeVerifi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bbingWithThrowablesTest.shouldInstantiateExceptionClassOn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CheckedExceptionWhenNothingI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throws_new_exception_consecutively_from_class_with_do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SettingNullThrow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ughtyException.Naught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ThrowablesTest.shouldNotAllowSettingInvalid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SettingNull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Different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shouldNotAllowSettingNullVarArgsThrowabl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ThrowablesTest.shouldAllowSettin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shouldInstantiateExceptionClassWithOngoingStubbingOn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ThrowablesTest.shouldMixThrowablesAndReturnsOnDifferentMoc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tubbingWithThrowablesTest.throws_same_exception_consecut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ubbingWithThrowablesTest.doThrowShouldNotAllowSettingNullThrow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NotAllowSettingNullVarArgThrow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WithThrowablesTest.doThrowShouldNotAllowSettingNullThrowabl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ThrowablesTest.shouldLastStubbingVoidBeImpor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ThrowablesTest.assertExceptionTypeCanNotBeNull( ThrowingCallable throwing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